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paragraph-rsid="0003cfa9"/>
    </style:style>
    <style:style style:name="P3" style:family="paragraph" style:parent-style-name="Text_20_body">
      <style:text-properties officeooo:paragraph-rsid="0004ca9c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3cfa9" officeooo:paragraph-rsid="000b675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paragraph-rsid="000b675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b6751" officeooo:paragraph-rsid="000b6751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0b6751" officeooo:paragraph-rsid="000b675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italic" fo:font-weight="normal" officeooo:rsid="000b6751" officeooo:paragraph-rsid="000b6751" style:font-style-asian="italic" style:font-weight-asian="normal" style:font-style-complex="italic" style:font-weight-complex="normal"/>
    </style:style>
    <style:style style:name="P10" style:family="paragraph" style:parent-style-name="Text_20_body" style:list-style-name="L2">
      <style:text-properties officeooo:rsid="000b6751" officeooo:paragraph-rsid="000b6751"/>
    </style:style>
    <style:style style:name="P11" style:family="paragraph" style:parent-style-name="Text_20_body" style:list-style-name="L3">
      <style:text-properties officeooo:paragraph-rsid="0003cfa9"/>
    </style:style>
    <style:style style:name="P12" style:family="paragraph" style:parent-style-name="Text_20_body" style:list-style-name="L3">
      <style:text-properties officeooo:rsid="000bf0b7" officeooo:paragraph-rsid="000bf0b7"/>
    </style:style>
    <style:style style:name="P13" style:family="paragraph" style:parent-style-name="Text_20_body">
      <style:text-properties officeooo:rsid="000bf0b7" officeooo:paragraph-rsid="000bf0b7"/>
    </style:style>
    <style:style style:name="P14" style:family="paragraph" style:parent-style-name="Text_20_body">
      <style:text-properties officeooo:rsid="000e9bf7" officeooo:paragraph-rsid="000e9bf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3cfa9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3cfa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675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f0b7" style:font-style-asian="normal" style:font-weight-asian="normal" style:font-style-complex="normal" style:font-weight-complex="normal"/>
    </style:style>
    <style:style style:name="T7" style:family="text">
      <style:text-properties officeooo:rsid="000b6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: <text:span text:style-name="T2">Requête REST</text:span></text:h>
      <text:p text:style-name="Standard"/>
      <text:p text:style-name="P4">Dans ce TP, nous voulons <text:span text:style-name="T2">effectuer une requête REST et vérifier la présence d’attributs JSON</text:span>: </text:p>
      <text:p text:style-name="P4"/>
      <text:p text:style-name="P5">L’<text:span text:style-name="T7">application REST est fournie. Elle se démarre par :</text:span></text:p>
      <text:p text:style-name="P9">java -jar member.jar</text:p>
      <text:p text:style-name="P6"/>
      <text:p text:style-name="P7">L’API REST exposée propose 3 URLs</text:p>
      <text:list xml:id="list8125967397449252487" text:style-name="L1">
        <text:list-item>
          <text:p text:style-name="P8"><text:span text:style-name="T1">GET /Members/{memberId}</text:span> : permet de visualiser les propriétés d’un Membre </text:p>
        </text:list-item>
        <text:list-item>
          <text:p text:style-name="P8"><text:span text:style-name="T1">GET /Members/owner/{name}</text:span> : Permet de retrouver les membres par une sous-chaîne</text:p>
        </text:list-item>
        <text:list-item>
          <text:p text:style-name="P8"><text:span text:style-name="T1">POST /register</text:span> : Permet d’inscrire un nouveau Membre dans la base</text:p>
        </text:list-item>
      </text:list>
      <text:p text:style-name="P7"/>
      <text:p text:style-name="P7">La base est initialisée avec un membre ayant l’ID 1</text:p>
      <text:p text:style-name="P1"/>
      <text:p text:style-name="P2"><text:span text:style-name="T4">Créer un nouveau plan de test </text:span><text:span text:style-name="T5">qui effectuera les requêtes REST et assertion suivantes :</text:span></text:p>
      <text:list xml:id="list8025725235617270941" text:style-name="L2">
        <text:list-item>
          <text:p text:style-name="P10"><text:span text:style-name="T5">V</text:span><text:span text:style-name="T3">isualiser le membre avec l’ID 1 <text:line-break/>Vérifier que l’attribut nom à la valeur THIBAU</text:span></text:p>
        </text:list-item>
      </text:list>
      <text:list xml:id="list2080161951066326702" text:style-name="L3">
        <text:list-item>
          <text:p text:style-name="P11"><text:span text:style-name="T4">Visualiser les </text:span><text:span text:style-name="T6">membres dont le nom contient « zzz »<text:line-break/>Vérifier qu’il n’y a aucun résultat</text:span></text:p>
        </text:list-item>
        <text:list-item>
          <text:p text:style-name="P12"><text:span text:style-name="T3">Enregistrer un nouveau Membre avec un NOM ayant une valeur aléatoire<text:line-break/>Vérifier que le membre créé a la même valeur dans l’attribut NOM</text:span></text:p>
        </text:list-item>
      </text:list>
      <text:p text:style-name="P13"><text:span text:style-name="T3"/></text:p>
      <text:p text:style-name="P14"><text:span text:style-name="T3">Dans un premier temps, utiliser une extraction JSON et une assertion script pour effectuer les assertions.</text:span></text:p>
      <text:p text:style-name="P14"><text:span text:style-name="T3">Dans un second temps, installer le plugin JS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7-05-04T13:49:58.053798419</dc:date>
    <meta:editing-duration>PT7H18M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7" meta:character-count="1031" meta:non-whitespace-character-count="872"/>
  </office:meta>
</office:document-meta>
</file>